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dern Antiqua" svg:font-family="'Modern Antiqua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sario" svg:font-family="Rosario" style:font-pitch="variable"/>
    <style:font-face style:name="Rosarivo" svg:font-family="Rosarivo" style:font-pitch="variable"/>
    <style:font-face style:name="Royal Queen" svg:font-family="'Royal Queen'" style:font-adornments="Normal" style:font-pitch="variable"/>
    <style:font-face style:name="Rufina" svg:font-family="Rufina" style:font-pitch="variable"/>
  </office:font-face-decls>
  <office:automatic-styles>
    <style:style style:name="P1" style:family="paragraph" style:parent-style-name="Standard">
      <style:text-properties style:font-name="Royal Queen" fo:font-size="14pt" style:font-size-asian="14pt" style:font-size-complex="14pt"/>
    </style:style>
    <style:style style:name="P2" style:family="paragraph" style:parent-style-name="Standard">
      <style:text-properties style:font-name="Royal Queen" fo:font-size="14pt" officeooo:rsid="001c96f9" officeooo:paragraph-rsid="001d0ad7" style:font-size-asian="14pt" style:font-size-complex="14pt"/>
    </style:style>
    <style:style style:name="P3" style:family="paragraph" style:parent-style-name="Standard">
      <style:text-properties style:font-name="Royal Queen" fo:font-size="14pt" style:text-underline-style="none" style:font-size-asian="14pt" style:font-size-complex="14pt"/>
    </style:style>
    <style:style style:name="P4" style:family="paragraph" style:parent-style-name="Standard">
      <style:text-properties style:font-name="Rosario" fo:font-size="12pt" officeooo:rsid="001c96f9" officeooo:paragraph-rsid="001c96f9" style:font-size-asian="12pt" style:font-size-complex="12pt"/>
    </style:style>
    <style:style style:name="P5" style:family="paragraph" style:parent-style-name="Standard">
      <style:text-properties style:font-name="Rosario" fo:font-size="12pt" officeooo:rsid="001d0ad7" officeooo:paragraph-rsid="001d0ad7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Rosario" fo:font-size="12pt" officeooo:rsid="001d0ad7" officeooo:paragraph-rsid="001d0ad7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style:font-name="Rosario" fo:font-size="12pt" officeooo:rsid="001d0ad7" officeooo:paragraph-rsid="0027d878" style:font-size-asian="12pt" style:font-size-complex="12pt"/>
    </style:style>
    <style:style style:name="P8" style:family="paragraph" style:parent-style-name="Standard">
      <style:text-properties style:font-name="Rosario" fo:font-size="12pt" officeooo:rsid="001d0ad7" officeooo:paragraph-rsid="0020619b" style:font-size-asian="12pt" style:font-size-complex="12pt"/>
    </style:style>
    <style:style style:name="P9" style:family="paragraph" style:parent-style-name="Standard">
      <style:text-properties style:font-name="Rosario" fo:font-size="12pt" officeooo:rsid="0020619b" officeooo:paragraph-rsid="0020619b" style:font-size-asian="12pt" style:font-size-complex="12pt"/>
    </style:style>
    <style:style style:name="P10" style:family="paragraph" style:parent-style-name="Standard">
      <style:text-properties style:font-name="Rosario" fo:font-size="12pt" officeooo:rsid="00223eb9" officeooo:paragraph-rsid="00223eb9" style:font-size-asian="12pt" style:font-size-complex="12pt"/>
    </style:style>
    <style:style style:name="P11" style:family="paragraph" style:parent-style-name="Standard">
      <style:text-properties style:font-name="Rosario" fo:font-size="12pt" officeooo:rsid="00223eb9" officeooo:paragraph-rsid="00238906" style:font-size-asian="12pt" style:font-size-complex="12pt"/>
    </style:style>
    <style:style style:name="P12" style:family="paragraph" style:parent-style-name="Standard">
      <style:text-properties style:font-name="Rosario" fo:font-size="12pt" officeooo:rsid="00238906" officeooo:paragraph-rsid="00238906" style:font-size-asian="12pt" style:font-size-complex="12pt"/>
    </style:style>
    <style:style style:name="P13" style:family="paragraph" style:parent-style-name="Standard">
      <style:text-properties style:font-name="Rosario" fo:font-size="12pt" style:font-size-asian="12pt" style:font-size-complex="12pt"/>
    </style:style>
    <style:style style:name="P14" style:family="paragraph" style:parent-style-name="Standard">
      <style:text-properties style:font-name="Rosario" fo:font-size="12pt" officeooo:rsid="002e333e" officeooo:paragraph-rsid="003497d1" style:font-size-asian="12pt" style:font-size-complex="12pt"/>
    </style:style>
    <style:style style:name="P15" style:family="paragraph" style:parent-style-name="Standard">
      <style:paragraph-properties fo:text-align="end" style:justify-single-word="false"/>
      <style:text-properties style:font-name="Rosario" fo:font-size="12pt" officeooo:rsid="00303197" officeooo:paragraph-rsid="003497d1" style:font-size-asian="12pt" style:font-size-complex="12pt"/>
    </style:style>
    <style:style style:name="P16" style:family="paragraph" style:parent-style-name="Standard">
      <style:text-properties style:font-name="Rosario" fo:font-size="12pt" officeooo:rsid="0032101e" officeooo:paragraph-rsid="003497d1" style:font-size-asian="12pt" style:font-size-complex="12pt"/>
    </style:style>
    <style:style style:name="P17" style:family="paragraph" style:parent-style-name="Standard">
      <style:text-properties style:font-name="Rosario" fo:font-size="12pt" officeooo:paragraph-rsid="003497d1" style:font-size-asian="12pt" style:font-size-complex="12pt"/>
    </style:style>
    <style:style style:name="P18" style:family="paragraph" style:parent-style-name="Standard">
      <style:text-properties style:font-name="Rosario" fo:font-size="12pt" officeooo:rsid="003497d1" officeooo:paragraph-rsid="003497d1" style:font-size-asian="12pt" style:font-size-complex="12pt"/>
    </style:style>
    <style:style style:name="P19" style:family="paragraph" style:parent-style-name="Standard">
      <style:paragraph-properties fo:text-align="end" style:justify-single-word="false"/>
      <style:text-properties style:font-name="Rosario" fo:font-size="12pt" officeooo:rsid="003497d1" officeooo:paragraph-rsid="003497d1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Rosario" fo:font-size="12pt" fo:font-weight="bold" officeooo:rsid="00223eb9" officeooo:paragraph-rsid="00223eb9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Rosario" fo:font-size="12pt" fo:font-weight="bold" officeooo:rsid="00238906" officeooo:paragraph-rsid="00238906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Rosario" fo:font-size="12pt" fo:font-weight="bold" officeooo:rsid="0029beed" officeooo:paragraph-rsid="0029bee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Rosario" fo:font-size="12pt" fo:font-weight="bold" officeooo:rsid="002af1dc" officeooo:paragraph-rsid="002af1dc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Rosario" fo:font-size="12pt" fo:font-weight="bold" officeooo:rsid="002e333e" officeooo:paragraph-rsid="003497d1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Rosario" fo:font-size="12pt" fo:font-weight="bold" officeooo:rsid="00303197" officeooo:paragraph-rsid="003497d1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Rosario" fo:font-size="12pt" fo:font-weight="bold" officeooo:rsid="0033cba0" officeooo:paragraph-rsid="003497d1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Rosario" fo:font-size="12pt" fo:font-weight="normal" officeooo:rsid="001d0ad7" officeooo:paragraph-rsid="001d0ad7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Rosario" fo:font-size="12pt" fo:font-weight="normal" officeooo:rsid="001c96f9" officeooo:paragraph-rsid="001c96f9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end" style:justify-single-word="false"/>
      <style:text-properties style:font-name="Rosario" fo:font-size="12pt" fo:font-weight="normal" officeooo:rsid="00223eb9" officeooo:paragraph-rsid="00223eb9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end" style:justify-single-word="false"/>
      <style:text-properties style:font-name="Rosario" fo:font-size="12pt" fo:font-weight="normal" officeooo:rsid="00223eb9" officeooo:paragraph-rsid="00238906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end" style:justify-single-word="false"/>
      <style:text-properties style:font-name="Rosario" fo:font-size="12pt" fo:font-weight="normal" officeooo:rsid="00223eb9" officeooo:paragraph-rsid="002af1dc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end" style:justify-single-word="false"/>
      <style:text-properties style:font-name="Rosario" fo:font-size="12pt" fo:font-weight="normal" officeooo:rsid="00223eb9" officeooo:paragraph-rsid="003497d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Rosario" fo:font-size="12pt" fo:font-weight="normal" officeooo:rsid="00223eb9" officeooo:paragraph-rsid="00223eb9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Rosario" fo:font-size="12pt" fo:font-weight="normal" officeooo:rsid="00223eb9" officeooo:paragraph-rsid="00238906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Rosario" fo:font-size="12pt" fo:font-weight="normal" officeooo:rsid="00238906" officeooo:paragraph-rsid="00238906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Rosario" fo:font-size="12pt" fo:font-weight="normal" officeooo:rsid="00238906" officeooo:paragraph-rsid="00238906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Rosario" fo:font-size="12pt" fo:font-weight="normal" officeooo:rsid="0024ac3f" officeooo:paragraph-rsid="0024ac3f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end" style:justify-single-word="false"/>
      <style:text-properties style:font-name="Rosario" fo:font-size="12pt" fo:font-weight="normal" officeooo:rsid="0024ac3f" officeooo:paragraph-rsid="0024ac3f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Rosario" fo:font-size="12pt" fo:font-weight="normal" officeooo:rsid="0029beed" officeooo:paragraph-rsid="0029beed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Rosario" fo:font-size="12pt" fo:font-weight="normal" officeooo:rsid="002af1dc" officeooo:paragraph-rsid="002af1dc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Rosario" officeooo:paragraph-rsid="003497d1"/>
    </style:style>
    <style:style style:name="P42" style:family="paragraph" style:parent-style-name="Standard">
      <style:text-properties style:font-name="Rosarivo" fo:font-size="14pt" officeooo:rsid="001c96f9" officeooo:paragraph-rsid="001d0ad7" style:font-size-asian="14pt" style:font-size-complex="14pt"/>
    </style:style>
    <style:style style:name="P43" style:family="paragraph" style:parent-style-name="Standard">
      <style:text-properties style:font-name="Rufina" fo:font-size="14pt" officeooo:rsid="001c96f9" officeooo:paragraph-rsid="001d0ad7" style:font-size-asian="14pt" style:font-size-complex="14pt"/>
    </style:style>
    <style:style style:name="P44" style:family="paragraph" style:parent-style-name="Standard">
      <style:text-properties style:font-name="Rufina" fo:font-size="14pt" officeooo:rsid="001d0ad7" officeooo:paragraph-rsid="001d0ad7" style:font-size-asian="14pt" style:font-size-complex="14pt"/>
    </style:style>
    <style:style style:name="P45" style:family="paragraph" style:parent-style-name="Standard">
      <style:text-properties fo:font-variant="normal" fo:text-transform="none" style:use-window-font-color="true" loext:opacity="0%" style:font-name="Rosario" fo:font-size="12pt" fo:letter-spacing="normal" fo:font-style="normal" fo:font-weight="normal" style:font-size-asian="12pt" style:font-size-complex="12pt"/>
    </style:style>
    <style:style style:name="P46" style:family="paragraph" style:parent-style-name="Standard">
      <style:text-properties fo:font-variant="normal" fo:text-transform="none" style:use-window-font-color="true" loext:opacity="0%" style:font-name="Rosario" fo:font-size="12pt" fo:letter-spacing="normal" fo:font-style="normal" fo:font-weight="normal" officeooo:rsid="003497d1" officeooo:paragraph-rsid="003497d1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Rosario" fo:font-size="12pt" fo:font-weight="bold" officeooo:rsid="001c96f9" officeooo:paragraph-rsid="001d0ad7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center" style:justify-single-word="false"/>
      <style:text-properties style:font-name="Rosario" fo:font-size="12pt" fo:font-weight="bold" officeooo:rsid="0024ac3f" officeooo:paragraph-rsid="0024ac3f" style:font-size-asian="12pt" style:font-weight-asian="bold" style:font-size-complex="12pt" style:font-weight-complex="bold"/>
    </style:style>
    <style:style style:name="P49" style:family="paragraph" style:parent-style-name="Standard">
      <style:text-properties style:font-name="Rosario" fo:font-size="12pt" fo:font-weight="normal" officeooo:rsid="0024ac3f" officeooo:paragraph-rsid="0024ac3f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center" style:justify-single-word="false"/>
      <style:text-properties fo:color="#ff0000" loext:opacity="100%" style:font-name="Rosario" fo:font-size="14pt" fo:font-weight="bold" officeooo:rsid="001d0ad7" officeooo:paragraph-rsid="001d0ad7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center" style:justify-single-word="false"/>
      <style:text-properties fo:color="#ff0000" loext:opacity="100%" style:font-name="Rosario" fo:font-size="14pt" fo:font-weight="bold" officeooo:rsid="00223eb9" officeooo:paragraph-rsid="00223eb9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ff0000" loext:opacity="100%" style:font-name="Rosario" fo:font-size="14pt" fo:font-weight="bold" officeooo:rsid="00238906" officeooo:paragraph-rsid="00238906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ff0000" loext:opacity="100%" style:font-name="Rosario" fo:font-size="14pt" fo:font-weight="bold" officeooo:rsid="00303197" officeooo:paragraph-rsid="003497d1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center" style:justify-single-word="false"/>
      <style:text-properties fo:color="#ff0000" loext:opacity="100%" style:font-name="Rosario" fo:font-size="14pt" fo:font-weight="bold" officeooo:rsid="003683c8" officeooo:paragraph-rsid="003683c8" style:font-size-asian="14pt" style:font-weight-asian="bold" style:font-size-complex="14pt" style:font-weight-complex="bold"/>
    </style:style>
    <style:style style:name="P55" style:family="paragraph" style:parent-style-name="Standard">
      <style:paragraph-properties fo:text-align="center" style:justify-single-word="false"/>
      <style:text-properties fo:color="#ff0000" loext:opacity="100%" style:font-name="Rosario" fo:font-size="14pt" fo:font-weight="bold" officeooo:rsid="0027d878" officeooo:paragraph-rsid="0027d878" style:font-size-asian="14pt" style:font-weight-asian="bold" style:font-size-complex="14pt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ff0000" loext:opacity="100%" style:font-name="Rosario" fo:font-size="14pt" fo:font-weight="bold" officeooo:rsid="002af1dc" officeooo:paragraph-rsid="002af1dc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center" style:justify-single-word="false"/>
      <style:text-properties fo:color="#ff0000" loext:opacity="100%" style:font-name="Rosario" fo:font-size="14pt" fo:font-weight="bold" officeooo:rsid="002e333e" officeooo:paragraph-rsid="003497d1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center" style:justify-single-word="false"/>
      <style:text-properties fo:color="#ff0000" loext:opacity="100%" style:font-name="Rosario" fo:font-size="14pt" fo:font-weight="bold" officeooo:rsid="0024ac3f" officeooo:paragraph-rsid="0024ac3f" style:font-size-asian="14pt" style:font-weight-asian="bold" style:font-size-complex="14pt" style:font-weight-complex="bold"/>
    </style:style>
    <style:style style:name="P59" style:family="paragraph" style:parent-style-name="Standard">
      <style:text-properties fo:color="#ff0000" loext:opacity="100%" style:font-name="Rosario" fo:font-size="12pt" fo:font-weight="bold" officeooo:rsid="001c96f9" officeooo:paragraph-rsid="001c96f9" style:font-size-asian="12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ff0000" loext:opacity="100%" style:font-name="Rosario" fo:font-size="12pt" fo:font-weight="bold" officeooo:rsid="00238906" officeooo:paragraph-rsid="00238906" style:font-size-asian="12pt" style:font-weight-asian="bold" style:font-size-complex="12pt" style:font-weight-complex="bold"/>
    </style:style>
    <style:style style:name="P61" style:family="paragraph" style:parent-style-name="Standard">
      <style:text-properties fo:color="#ff0000" loext:opacity="100%" style:font-name="Rosario" fo:font-size="12pt" fo:font-weight="bold" officeooo:rsid="0030ecab" officeooo:paragraph-rsid="003497d1" style:font-size-asian="12pt" style:font-weight-asian="bold" style:font-size-complex="12pt" style:font-weight-complex="bold"/>
    </style:style>
    <style:style style:name="P62" style:family="paragraph" style:parent-style-name="Standard">
      <style:text-properties fo:color="#ff0000" loext:opacity="100%" style:font-name="Rosario" fo:font-size="12pt" fo:font-weight="bold" officeooo:rsid="003497d1" officeooo:paragraph-rsid="003497d1" style:font-size-asian="12pt" style:font-weight-asian="bold" style:font-size-complex="12pt" style:font-weight-complex="bold"/>
    </style:style>
    <style:style style:name="P63" style:family="paragraph" style:parent-style-name="Standard">
      <style:text-properties fo:color="#ff0000" loext:opacity="100%" style:font-name="Rosario" fo:font-size="12pt" fo:font-weight="bold" officeooo:rsid="0024ac3f" officeooo:paragraph-rsid="0024ac3f" style:font-size-asian="12pt" style:font-weight-asian="bold" style:font-size-complex="12pt" style:font-weight-complex="bold"/>
    </style:style>
    <style:style style:name="T1" style:family="text">
      <style:text-properties officeooo:rsid="001d0ad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619b" style:font-weight-asian="bold" style:font-weight-complex="bold"/>
    </style:style>
    <style:style style:name="T4" style:family="text">
      <style:text-properties fo:font-weight="bold" officeooo:rsid="0032101e" style:font-weight-asian="bold" style:font-weight-complex="bold"/>
    </style:style>
    <style:style style:name="T5" style:family="text">
      <style:text-properties officeooo:rsid="0027d878"/>
    </style:style>
    <style:style style:name="T6" style:family="text">
      <style:text-properties style:font-name="Modern Antiqua" fo:font-weight="bold" style:font-weight-asian="bold" style:font-weight-complex="bold"/>
    </style:style>
    <style:style style:name="T7" style:family="text">
      <style:text-properties style:font-name="Modern Antiqua" fo:font-weight="bold" officeooo:rsid="0027d878" style:font-weight-asian="bold" style:font-weight-complex="bold"/>
    </style:style>
    <style:style style:name="T8" style:family="text">
      <style:text-properties style:font-name="Modern Antiqua" fo:font-weight="bold" officeooo:rsid="00288194" style:font-weight-asian="bold" style:font-weight-complex="bold"/>
    </style:style>
    <style:style style:name="T9" style:family="text">
      <style:text-properties style:font-name="Modern Antiqua" fo:font-weight="bold" officeooo:rsid="0032101e" style:font-weight-asian="bold" style:font-weight-complex="bold"/>
    </style:style>
    <style:style style:name="T10" style:family="text">
      <style:text-properties style:font-name="Modern Antiqua" officeooo:rsid="0027d878"/>
    </style:style>
    <style:style style:name="T11" style:family="text">
      <style:text-properties officeooo:rsid="00288194"/>
    </style:style>
    <style:style style:name="T12" style:family="text">
      <style:text-properties officeooo:rsid="0032101e"/>
    </style:style>
    <style:style style:name="T13" style:family="text">
      <style:text-properties officeooo:rsid="0033cba0"/>
    </style:style>
    <style:style style:name="T14" style:family="text">
      <style:text-properties officeooo:rsid="003497d1"/>
    </style:style>
    <style:style style:name="T15" style:family="text">
      <style:text-properties fo:font-variant="normal" fo:text-transform="none" fo:letter-spacing="normal" fo:font-style="normal" fo:font-weight="normal" loext:padding="0cm" loext:border="none"/>
    </style:style>
    <style:style style:name="T16" style:family="text">
      <style:text-properties fo:font-variant="normal" fo:text-transform="none" fo:letter-spacing="normal" fo:font-style="normal" fo:font-weight="normal" officeooo:rsid="003497d1" loext:padding="0cm" loext:border="none"/>
    </style:style>
    <style:style style:name="T17" style:family="text">
      <style:text-properties fo:font-variant="normal" fo:text-transform="none" fo:letter-spacing="normal" fo:font-style="normal" fo:font-weight="normal" officeooo:rsid="003497d1" style:font-weight-asian="bold" style:font-weight-complex="bold" loext:padding="0cm" loext:border="none"/>
    </style:style>
    <style:style style:name="T18" style:family="text">
      <style:text-properties fo:font-variant="normal" fo:text-transform="none" fo:letter-spacing="normal" fo:font-style="normal" fo:font-weight="normal" style:font-weight-asian="bold" style:font-weight-complex="bold" loext:padding="0cm" loext:border="none"/>
    </style:style>
    <style:style style:name="T19" style:family="text">
      <style:text-properties fo:font-variant="normal" fo:text-transform="none" fo:letter-spacing="normal" fo:font-style="normal" fo:font-weight="bold" officeooo:rsid="003497d1" style:font-weight-asian="bold" style:font-weight-complex="bold" loext:padding="0cm" loext:border="none"/>
    </style:style>
    <style:style style:name="T20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21" style:family="text">
      <style:text-properties fo:font-variant="normal" fo:text-transform="none" style:font-name="Modern Antiqua" fo:letter-spacing="normal" fo:font-style="normal" fo:font-weight="bold" officeooo:rsid="003497d1" style:font-weight-asian="bold" style:font-weight-complex="bold" loext:padding="0cm" loext:border="none"/>
    </style:style>
    <style:style style:name="T22" style:family="text">
      <style:text-properties fo:font-variant="normal" fo:text-transform="none" style:font-name="Modern Antiqua" fo:letter-spacing="normal" fo:font-style="normal" fo:font-weight="bold" style:font-weight-asian="bold" style:font-weight-complex="bold" loext:padding="0cm" loext:border="none"/>
    </style:style>
    <style:style style:name="T23" style:family="text">
      <style:text-properties fo:font-variant="normal" fo:text-transform="none" style:font-name="Modern Antiqua" fo:font-size="12pt" fo:letter-spacing="normal" fo:font-style="normal" fo:font-weight="bold" officeooo:rsid="003497d1" style:font-size-asian="12pt" style:font-weight-asian="bold" style:font-size-complex="12pt" style:font-weight-complex="bold" loext:padding="0cm" loext:border="none"/>
    </style:style>
    <style:style style:name="T24" style:family="text">
      <style:text-properties fo:font-variant="normal" fo:text-transform="none" fo:font-size="12pt" fo:letter-spacing="normal" fo:font-style="normal" fo:font-weight="bold" officeooo:rsid="003497d1" style:font-size-asian="12pt" style:font-weight-asian="bold" style:font-size-complex="12pt" style:font-weight-complex="bold" loext:padding="0cm" loext:border="none"/>
    </style:style>
    <style:style style:name="T25" style:family="text">
      <style:text-properties fo:font-variant="normal" fo:text-transform="none" fo:font-size="12pt" fo:letter-spacing="normal" fo:font-style="normal" fo:font-weight="normal" officeooo:rsid="003497d1" style:font-size-asian="12pt" style:font-weight-asian="bold" style:font-size-complex="12pt" style:font-weight-complex="bold" loext:padding="0cm" loext:border="none"/>
    </style:style>
    <style:style style:name="T26" style:family="text">
      <style:text-properties fo:font-variant="normal" fo:text-transform="none" fo:font-size="12pt" fo:letter-spacing="normal" fo:font-style="normal" fo:font-weight="normal" style:font-size-asian="12pt" style:font-size-complex="12pt" loext:padding="0cm" loext:border="none"/>
    </style:style>
    <style:style style:name="T27" style:family="text">
      <style:text-properties fo:font-variant="normal" fo:text-transform="none" fo:color="#ff0000" loext:opacity="100%" fo:letter-spacing="normal" fo:font-style="normal" fo:font-weight="bold" officeooo:rsid="003497d1" style:font-weight-asian="bold" style:font-weight-complex="bold" loext:padding="0cm" loext:border="none"/>
    </style:style>
    <style:style style:name="T28" style:family="text">
      <style:text-properties fo:font-variant="normal" fo:text-transform="none" fo:color="#ff0000" loext:opacity="100%" fo:font-size="12pt" fo:letter-spacing="normal" fo:font-style="normal" fo:font-weight="bold" officeooo:rsid="003497d1" style:font-size-asian="12pt" style:font-weight-asian="bold" style:font-size-complex="12pt" style:font-weight-complex="bold" loext:padding="0cm" loext:border="none"/>
    </style:style>
    <style:style style:name="T29" style:family="text">
      <style:text-properties fo:color="#ff0000" loext:opacity="100%"/>
    </style:style>
    <style:style style:name="T30" style:family="text">
      <style:text-properties fo:color="#ff0000" loext:opacity="100%" fo:font-weight="bold" style:font-weight-asian="bold" style:font-weight-complex="bold"/>
    </style:style>
    <style:style style:name="T31" style:family="text">
      <style:text-properties fo:color="#ff0000" loext:opacity="100%" fo:font-weight="bold" officeooo:rsid="0020619b" style:font-weight-asian="bold" style:font-weight-complex="bold"/>
    </style:style>
    <style:style style:name="T32" style:family="text">
      <style:text-properties fo:color="#ff0000" loext:opacity="100%" fo:font-weight="bold" officeooo:rsid="0032101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Comunión</text:p>
      <text:p text:style-name="P25">ES MI PADRE</text:p>
      <text:p text:style-name="P15">Osvando Catena</text:p>
      <text:p text:style-name="P17"><text:span text:style-name="T9">1.</text:span><text:span text:style-name="T12"> </text:span>Es mi Padre quien les da verdadero Pan del Cielo;</text:p>
      <text:p text:style-name="P17">el que come de este Pan, vivirá eternamente</text:p>
      <text:p text:style-name="P17">yo soy ese Pan de vida, que ha bajado desde el cielo.</text:p>
      <text:p text:style-name="P17"/>
      <text:p text:style-name="P61">CORO:</text:p>
      <text:p text:style-name="P17">CREEMOS, SEÑOR, EN TU PALABRA,</text:p>
      <text:p text:style-name="P17">TÚ ERES EL PAN QUE DA LA VIDA.</text:p>
      <text:p text:style-name="P17"/>
      <text:p text:style-name="P16"><text:span text:style-name="T6">2.</text:span> Todo aquel que venga a mí, no padecerá más hambre,</text:p>
      <text:p text:style-name="P17">todo aquel que crea en mí, no padecerá más sed;</text:p>
      <text:p text:style-name="P17">es mi carne la comida, y mi sangre la bebida.<text:tab/><text:span text:style-name="T32">CORO.</text:span></text:p>
      <text:p text:style-name="P17"/>
      <text:p text:style-name="P16"><text:span text:style-name="T6">3. </text:span>El que come de este Pan, vive en mí y yo en él,</text:p>
      <text:p text:style-name="P17">el que bebe de esta copa tiene ya la vida eterna,</text:p>
      <text:p text:style-name="P17">Yo lo resucitaré en el día del Señor.<text:tab/><text:span text:style-name="T32">CORO.</text:span></text:p>
      <text:p text:style-name="P17"/>
      <text:p text:style-name="P54">Despedida</text:p>
      <text:p text:style-name="P26">TODA HERMOSA ERES MARÍA</text:p>
      <text:p text:style-name="P19">Alejandro Vega Matus</text:p>
      <text:p text:style-name="P62">CORO</text:p>
      <text:p text:style-name="P45">TODA HERMOSA ERES MARÍA <text:span text:style-name="T14">DESDE TU INSTANTE PRIMERO,</text:span></text:p>
      <text:p text:style-name="P46">PUES LA MANCHA ORIGINAL, NO TUVO EN TU SER DERECHO.</text:p>
      <text:p text:style-name="P45"/>
      <text:p text:style-name="P17"><text:span text:style-name="T21">1.</text:span><text:span text:style-name="T16"> </text:span><text:span text:style-name="T15">Tú eres de Jerusalén, </text:span><text:span text:style-name="T16">l</text:span><text:span text:style-name="T15">a gloria y sumo contento,</text:span></text:p>
      <text:p text:style-name="P17"><text:span text:style-name="T15">Tú eres de Israel la alegría </text:span><text:span text:style-name="T16">y</text:span><text:span text:style-name="T15"> honra del cristiano pueblo.<text:tab/></text:span><text:span text:style-name="T27">CORO.</text:span></text:p>
      <text:p text:style-name="P17"><text:span text:style-name="T19"/></text:p>
      <text:p text:style-name="P41"><text:span text:style-name="T23">2.</text:span><text:span text:style-name="T24"> </text:span><text:span text:style-name="T17">Tú eres de los pecadores, la abogada a cuyo esfuerzo.</text:span></text:p>
      <text:p text:style-name="P41"><text:span text:style-name="T17">¡Oh, María! deben todos,tan favorable decreto</text:span><text:span text:style-name="T25"><text:tab/></text:span><text:span text:style-name="T28">CORO.</text:span></text:p>
      <text:p text:style-name="P41"><text:span text:style-name="T24"/></text:p>
      <text:p text:style-name="P18"><text:span text:style-name="T22">3.</text:span><text:span text:style-name="T20"> </text:span><text:span text:style-name="T18">¡Oh prudentísima Virgen! De la castidad espejo.</text:span></text:p>
      <text:p text:style-name="P41"><text:span text:style-name="T25">¡Oh clementísima Madre! Abriga a todo tu gremio.<text:tab/></text:span><text:span text:style-name="T28">CORO.</text:span></text:p>
      <text:p text:style-name="P17"><text:span text:style-name="T15"/></text:p>
      <text:p text:style-name="P41"><text:span text:style-name="T6">4.</text:span> <text:span text:style-name="T15">Ruega por nosotros pía, Tú intercesión sea presto,</text:span></text:p>
      <text:p text:style-name="P41"><text:span text:style-name="T16">p</text:span><text:span text:style-name="T15">orque nos confiera gracias Jesucristo Señor Nuestro.</text:span><text:span text:style-name="T26"><text:tab/></text:span><text:span text:style-name="T28">CORO.</text:span></text:p>
      <text:p text:style-name="P50">Canto de entrada</text:p>
      <text:p text:style-name="P47">VALLAMOS JUBILOSOS</text:p>
      <text:p text:style-name="P6">E. Goicoechea Arrondo – A. Danos</text:p>
      <text:p text:style-name="P59">CORO:</text:p>
      <text:p text:style-name="P27">VALLAMOS JUBILOSOS, AL ALTAR DE DIOS.</text:p>
      <text:p text:style-name="P28">VALLAMOS JUBILOSOS, AL ALTAR DE DIOS.</text:p>
      <text:p text:style-name="P4"/>
      <text:p text:style-name="P5"><text:span text:style-name="T7">1.</text:span><text:span text:style-name="T5"> </text:span>Al sagrado altar nos guíen su verdad y su justicia</text:p>
      <text:p text:style-name="P8">a ofrecer el sacrificio que le da gloria infinita.<text:tab/><text:span text:style-name="T31">CORO.</text:span></text:p>
      <text:p text:style-name="P4"/>
      <text:p text:style-name="P9"><text:span text:style-name="T7">2.</text:span><text:span text:style-name="T5"> </text:span>Al Dios santo celebremos que nos llena de alegría</text:p>
      <text:p text:style-name="P9">y subamos hasta el monte donde Dios se sacrifica.<text:span text:style-name="T1"><text:tab/></text:span><text:span text:style-name="T30">CORO.</text:span></text:p>
      <text:p text:style-name="P9"/>
      <text:p text:style-name="P9"><text:span text:style-name="T7">3.</text:span><text:span text:style-name="T10"> </text:span>Ofrezcamos todos juntos esta victima divina</text:p>
      <text:p text:style-name="P9">que se inmola por nosotros para darnos luz y vida.<text:span text:style-name="T1"><text:tab/></text:span><text:span text:style-name="T30">CORO.</text:span></text:p>
      <text:p text:style-name="P4"/>
      <text:p text:style-name="P9"><text:span text:style-name="T7">4.</text:span><text:span text:style-name="T5"> </text:span>Gloria sea al Padre Eterno, gloria a Cristo, nuestro guía,</text:p>
      <text:p text:style-name="P9">y al Espíritu Divino alabanzas infinitas.<text:span text:style-name="T1"><text:tab/></text:span><text:span text:style-name="T30">CORO.</text:span></text:p>
      <text:p text:style-name="P4"/>
      <text:p text:style-name="P51">Señor ten piedad</text:p>
      <text:p text:style-name="P20">KYRIE</text:p>
      <text:p text:style-name="P29">Marco Frisina</text:p>
      <text:p text:style-name="P33">Kyrie, kyrie, kyrie eleison.</text:p>
      <text:p text:style-name="P33">KYRIE, KYRIE, KYRIE ELEISON.</text:p>
      <text:p text:style-name="P33"/>
      <text:p text:style-name="P10">Christe, Christe, Christe eleison.</text:p>
      <text:p text:style-name="P10">CHRISTE, CHRISTE, CHRISTE ELEISON.</text:p>
      <text:p text:style-name="P10"/>
      <text:p text:style-name="P33">Kyerie, kyrie, kyrie eleison.</text:p>
      <text:p text:style-name="P33">KYRIE, KYRIE, KYRIE ELEISON.</text:p>
      <text:p text:style-name="P13"/>
      <text:p text:style-name="P52">Gloria</text:p>
      <text:p text:style-name="P21">GLORIA</text:p>
      <text:p text:style-name="P30">Marco Frisina</text:p>
      <text:p text:style-name="P60">CORO.</text:p>
      <text:p text:style-name="P35">GLORIA, GLORIA IN EXCÉLSIS, GLORIA IN EXCÉLSIS DEO,</text:p>
      <text:p text:style-name="P35">ET IN TERRA PAX HOMÍNIBUS BONE VOLUNTÁTIS.</text:p>
      <text:p text:style-name="P34"><text:soft-page-break/></text:p>
      <text:p text:style-name="P12"><text:span text:style-name="T8">1.</text:span><text:span text:style-name="T11"> </text:span>Laudámus te, <text:s/>benedícimus te, adorámos te, gloridicámus te,</text:p>
      <text:p text:style-name="P12">grátias áginus tibi propter magnam glóriam tuam.</text:p>
      <text:p text:style-name="P12">Dómine Deus, Rex celéstis, Deus Pater omnípotens.</text:p>
      <text:p text:style-name="P12">Dómine Fili unigénite, Jesu Christe.<text:tab/><text:tab/><text:span text:style-name="T30">CORO.</text:span></text:p>
      <text:p text:style-name="P11"/>
      <text:p text:style-name="P12"><text:span text:style-name="T8">2.</text:span><text:span text:style-name="T11"> </text:span>Dómine Deus, Agnus Dei, Filius Patris,</text:p>
      <text:p text:style-name="P12">quitollis peccáta mundi, miserére nobis,</text:p>
      <text:p text:style-name="P12">quitollis peccáta mundi, súscipe deprecatiónem nostram.</text:p>
      <text:p text:style-name="P12">Qui sedes ad déxteram Patris, miserére nobis.<text:tab/><text:span text:style-name="T30">CORO.</text:span></text:p>
      <text:p text:style-name="P12"><text:span text:style-name="T2"/></text:p>
      <text:p text:style-name="P12"><text:span text:style-name="T8">3.</text:span><text:span text:style-name="T11"> </text:span>Quóniam tu solus Sanctus, tu solus Dóminus,</text:p>
      <text:p text:style-name="P12">tu solus Altíssimus, Jesu Christe</text:p>
      <text:p text:style-name="P12">cum Sancto Spíritu in glória Dei Patris.</text:p>
      <text:p text:style-name="P12"/>
      <text:p text:style-name="P36">AMEN.</text:p>
      <text:p text:style-name="P36"/>
      <text:p text:style-name="P58">Salmo responsorial</text:p>
      <text:p text:style-name="P37"/>
      <text:p text:style-name="P63">ANTÍFONA:</text:p>
      <text:p text:style-name="P37">HAS LA PRUEBA Y VERÁS QUÉ BUENO ES EL SEÑOR.</text:p>
      <text:p text:style-name="P37">HAS LA PRUEBA Y VERÁS QUÉ BUENO ES EL SEÑOR.</text:p>
      <text:p text:style-name="P37"/>
      <text:p text:style-name="P37"><text:span text:style-name="T13">1. </text:span>Bendeciré al Señor…su pueblo al escucharlo.<text:tab/> <text:span text:style-name="T30">ANTÍFONA</text:span><text:span text:style-name="T29">.</text:span></text:p>
      <text:p text:style-name="P37"/>
      <text:p text:style-name="P37"><text:span text:style-name="T13">2. </text:span>Que amen al Señor...nada le falta.<text:tab/><text:span text:style-name="T30">ANTÍFONA</text:span></text:p>
      <text:p text:style-name="P37"/>
      <text:p text:style-name="P37"><text:span text:style-name="T13">3. </text:span>Escúchame, hijo mio:...y ve tras ella.<text:tab/><text:span text:style-name="T30">ANTÍFONA</text:span></text:p>
      <text:p text:style-name="P36"/>
      <text:p text:style-name="P58">Aleluya</text:p>
      <text:p text:style-name="P48">ALELUYA - MELODÍA O FILI</text:p>
      <text:p text:style-name="P38">Del gregoriano</text:p>
      <text:p text:style-name="P37">ALELUYA, ALELUYA, ALELUYA.</text:p>
      <text:p text:style-name="P37">ALELUYA, ALELUYA, ALELUYA.</text:p>
      <text:p text:style-name="P37"/>
      <text:p text:style-name="P37">El que come mi carne y bebe mi sangre,</text:p>
      <text:p text:style-name="P37">permanece en mí y yo en el, dice el Señor.</text:p>
      <text:p text:style-name="P36"/>
      <text:p text:style-name="P37">ALELUYA, ALELUYA, ALELUYA.</text:p>
      <text:p text:style-name="P37">ALELUYA, ALELUYA, ALELUYA.</text:p>
      <text:p text:style-name="P36"/>
      <text:p text:style-name="P55">Presentación de ofrendas</text:p>
      <text:p text:style-name="P22">PADRE ETERNO</text:p>
      <text:p text:style-name="P7">E. Goicoechea Arrondo – A. Danos</text:p>
      <text:p text:style-name="P39"><text:span text:style-name="T6">1.</text:span> Padre eterno, Dios piadoso, dígnate aceptar benigno </text:p>
      <text:p text:style-name="P39">esta hostia, trigo nuestro, y este cáliz, nuestro vino.</text:p>
      <text:p text:style-name="P36"/>
      <text:p text:style-name="P39"><text:span text:style-name="T6">2.</text:span> Rebosantes de alegría, a tu altar nos dirigimos</text:p>
      <text:p text:style-name="P39">a ofrecerte nuestros dones, de tu mano recibidos.</text:p>
      <text:p text:style-name="P39"/>
      <text:p text:style-name="P39"><text:span text:style-name="T6">3.</text:span> Juntamente te ofrecemos, con el pan y con el vino,</text:p>
      <text:p text:style-name="P39">cuanto somos y tenemos, en un mismo sacrificio.</text:p>
      <text:p text:style-name="P36"/>
      <text:p text:style-name="P56">Santo</text:p>
      <text:p text:style-name="P23">SANCTUS</text:p>
      <text:p text:style-name="P31">Marco Frisina</text:p>
      <text:p text:style-name="P40">SANCTUS, SANCTUS, SANCTUS DÓMINUS DEUS SÁBAOTH.</text:p>
      <text:p text:style-name="P40">PLENI SUNT COELI ET TERRA GLÓRIA TUA.</text:p>
      <text:p text:style-name="P40">HOSANNA IN EXCÉLSIS. HOSANNA IN EXCÉLSIS.</text:p>
      <text:p text:style-name="P40"/>
      <text:p text:style-name="P40">Benedíctus qui venit in nómine Dómini.</text:p>
      <text:p text:style-name="P40">HOSANNA IN EXCÉLSIS. HOSANNA IN EXCÉLSIS.</text:p>
      <text:p text:style-name="P36"/>
      <text:p text:style-name="P57">Cordero de Dios</text:p>
      <text:p text:style-name="P24">AGNUS DEI</text:p>
      <text:p text:style-name="P32">Marco Frisina</text:p>
      <text:p text:style-name="P14">Agnus Dei, quitolis peccáta mundi, miserére nobis.</text:p>
      <text:p text:style-name="P14">MISERÉRE NOBIS.</text:p>
      <text:p text:style-name="P14"/>
      <text:p text:style-name="P14">Agnus Dei, quitolis peccáta mundi, miserére nobis.</text:p>
      <text:p text:style-name="P14">MISERÉRE NOBIS.</text:p>
      <text:p text:style-name="P17"/>
      <text:p text:style-name="P14">Agnus Dei, quitolis peccáta mundi, dona nobis pacem.</text:p>
      <text:p text:style-name="P14">DONA NOBIS PACEM.</text:p>
      <text:p text:style-name="P36"><text:soft-page-break/></text:p>
      <text:p text:style-name="P36"/>
      <text:p text:style-name="P36"/>
      <text:p text:style-name="P34">Kyerie, kyrie, kyrie eleison.</text:p>
      <text:p text:style-name="P34">KYRIE, KYRIE, KYRIE ELEISON.</text:p>
      <text:p text:style-name="P2">Vallamos jubilosos</text:p>
      <text:p text:style-name="P2"/>
      <text:p text:style-name="P43">CORO:</text:p>
      <text:p text:style-name="P44">Vallamos jubilosos, al altar de Dios.</text:p>
      <text:p text:style-name="P42">Vallamos jubilosos, al altar de Dios.</text:p>
      <text:p text:style-name="P1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dern Antiqua" svg:font-family="'Modern Antiqua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sario" svg:font-family="Rosario" style:font-pitch="variable"/>
    <style:font-face style:name="Rosarivo" svg:font-family="Rosarivo" style:font-pitch="variable"/>
    <style:font-face style:name="Royal Queen" svg:font-family="'Royal Queen'" style:font-adornments="Normal" style:font-pitch="variable"/>
    <style:font-face style:name="Rufina" svg:font-family="Rufin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7494*" fo:start-indent="0cm" fo:end-indent="0.499cm"/>
          <style:column style:rel-width="7211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8:09:40.796841370</meta:creation-date>
    <dc:date>2024-08-13T12:12:57.129470239</dc:date>
    <meta:editing-duration>PT17H25M59S</meta:editing-duration>
    <meta:editing-cycles>20</meta:editing-cycles>
    <meta:generator>LibreOffice/24.2.4.2$Linux_X86_64 LibreOffice_project/420$Build-2</meta:generator>
    <meta:document-statistic meta:table-count="0" meta:image-count="0" meta:object-count="0" meta:page-count="3" meta:paragraph-count="118" meta:word-count="687" meta:character-count="4049" meta:non-whitespace-character-count="3474"/>
  </office:meta>
</office:document-meta>
</file>